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1" style:family="table">
      <style:table-properties style:width="16.418cm" fo:margin-left="0.026cm" fo:margin-top="0cm" fo:margin-bottom="0cm" table:align="left" style:writing-mode="lr-tb"/>
    </style:style>
    <style:style style:name="Tabell1.A" style:family="table-column">
      <style:table-column-properties style:column-width="12.684cm"/>
    </style:style>
    <style:style style:name="Tabell1.B" style:family="table-column">
      <style:table-column-properties style:column-width="3.734cm"/>
    </style:style>
    <style:style style:name="Tabell1.1" style:family="table-row">
      <style:table-row-properties style:min-row-height="0.847cm" fo:keep-together="auto"/>
    </style:style>
    <style:style style:name="Tabell1.A1" style:family="table-cell">
      <style:table-cell-properties style:vertical-align="middle" fo:padding-left="0.173cm" fo:padding-right="0.109cm" fo:padding-top="0cm" fo:padding-bottom="0cm" fo:border="0.75pt solid #000000" style:writing-mode="lr-tb"/>
    </style:style>
    <style:style style:name="Tabell1.2" style:family="table-row">
      <style:table-row-properties style:min-row-height="1.245cm" fo:keep-together="auto"/>
    </style:style>
    <style:style style:name="Tabell1.3" style:family="table-row">
      <style:table-row-properties style:min-row-height="0.877cm" fo:keep-together="auto"/>
    </style:style>
    <style:style style:name="Tabell1.6" style:family="table-row">
      <style:table-row-properties style:min-row-height="1.325cm" fo:keep-together="auto"/>
    </style:style>
    <style:style style:name="Tabell1.7" style:family="table-row">
      <style:table-row-properties style:min-row-height="0.9cm" fo:keep-together="auto"/>
    </style:style>
    <style:style style:name="Tabell1.A8" style:family="table-cell">
      <style:table-cell-properties style:vertical-align="middle" fo:padding-left="0.173cm" fo:padding-right="0.109cm" fo:padding-top="0cm" fo:padding-bottom="0cm" fo:border-left="0.75pt solid #000000" fo:border-right="0.75pt solid #000000" fo:border-top="none" fo:border-bottom="0.75pt solid #000000" style:writing-mode="lr-tb"/>
    </style:style>
    <style:style style:name="Tabell1.10" style:family="table-row">
      <style:table-row-properties style:min-row-height="0.923cm" fo:keep-together="auto"/>
    </style:style>
    <style:style style:name="Tabell1.12" style:family="table-row">
      <style:table-row-properties style:min-row-height="1.272cm" fo:keep-together="auto"/>
    </style:style>
    <style:style style:name="Tabell1.13" style:family="table-row">
      <style:table-row-properties style:min-row-height="1.166cm" fo:keep-together="auto"/>
    </style:style>
    <style:style style:name="Tabell1.19" style:family="table-row">
      <style:table-row-properties style:min-row-height="0.937cm" fo:keep-together="auto"/>
    </style:style>
    <style:style style:name="Tabell1.22" style:family="table-row">
      <style:table-row-properties style:min-row-height="1.08cm" fo:keep-together="auto"/>
    </style:style>
    <style:style style:name="Tabell1.23" style:family="table-row">
      <style:table-row-properties style:min-row-height="0.974cm" fo:keep-together="auto"/>
    </style:style>
    <style:style style:name="P1" style:family="paragraph" style:parent-style-name="Heading_20_1">
      <style:paragraph-properties fo:margin-left="0cm" fo:margin-right="0cm" fo:text-indent="0cm" style:auto-text-indent="false"/>
    </style:style>
    <style:style style:name="P2" style:family="paragraph" style:parent-style-name="Standard">
      <style:paragraph-properties fo:margin-left="0cm" fo:margin-right="0cm" fo:margin-top="0cm" fo:margin-bottom="0.021cm" style:contextual-spacing="false" fo:line-height="108%" fo:text-indent="0cm" style:auto-text-indent="false"/>
    </style:style>
    <style:style style:name="P3" style:family="paragraph" style:parent-style-name="Standard">
      <style:paragraph-properties fo:margin-left="0cm" fo:margin-right="0cm" fo:margin-top="0cm" fo:margin-bottom="0cm" style:contextual-spacing="false" fo:line-height="108%" fo:text-indent="0cm" style:auto-text-indent="false"/>
    </style:style>
    <style:style style:name="P4" style:family="paragraph" style:parent-style-name="Standard">
      <style:paragraph-properties fo:margin-left="0cm" fo:margin-right="0cm" fo:margin-top="0cm" fo:margin-bottom="0.048cm" style:contextual-spacing="false" fo:line-height="108%" fo:text-indent="0cm" style:auto-text-indent="false"/>
    </style:style>
    <style:style style:name="P5" style:family="paragraph" style:parent-style-name="Standard">
      <style:paragraph-properties fo:margin-left="0cm" fo:margin-right="0.125cm" fo:margin-top="0cm" fo:margin-bottom="0cm" style:contextual-spacing="false" fo:line-height="108%" fo:text-align="center" style:justify-single-word="false" fo:orphans="2" fo:widows="2" fo:text-indent="0cm" style:auto-text-indent="false"/>
      <style:text-properties fo:font-size="11pt" style:letter-kerning="false" style:font-size-asian="11pt" style:language-asian="sv" style:country-asian="SE" style:font-size-complex="11pt" style:language-complex="ar" style:country-complex="SA"/>
    </style:style>
    <style:style style:name="P6" style:family="paragraph" style:parent-style-name="Standard">
      <style:paragraph-properties fo:margin-left="0cm" fo:margin-right="0.109cm" fo:margin-top="0cm" fo:margin-bottom="0cm" style:contextual-spacing="false" fo:line-height="108%" fo:text-align="center" style:justify-single-word="false" fo:orphans="2" fo:widows="2" fo:text-indent="0cm" style:auto-text-indent="false"/>
      <style:text-properties fo:font-size="11pt" fo:language="sv" fo:country="SE" style:letter-kerning="false" style:font-size-asian="11pt" style:language-asian="sv" style:country-asian="SE" style:font-size-complex="11pt" style:language-complex="ar" style:country-complex="SA"/>
    </style:style>
    <style:style style:name="P7"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font-size="11pt" fo:language="sv" fo:country="SE" officeooo:rsid="001908fd" officeooo:paragraph-rsid="001908fd" style:letter-kerning="false" style:font-size-asian="11pt" style:language-asian="sv" style:country-asian="SE" style:font-size-complex="11pt" style:language-complex="ar" style:country-complex="SA"/>
    </style:style>
    <style:style style:name="P8" style:family="paragraph" style:parent-style-name="Standard">
      <style:paragraph-properties fo:margin-left="0cm" fo:margin-right="0.109cm" fo:margin-top="0cm" fo:margin-bottom="0cm" style:contextual-spacing="false" fo:line-height="108%" fo:text-align="center" style:justify-single-word="false" fo:orphans="2" fo:widows="2" fo:text-indent="0cm" style:auto-text-indent="false"/>
      <style:text-properties fo:font-size="11pt" fo:language="sv" fo:country="SE" officeooo:rsid="001908fd" officeooo:paragraph-rsid="001908fd" style:letter-kerning="false" style:font-size-asian="11pt" style:language-asian="sv" style:country-asian="SE" style:font-size-complex="11pt" style:language-complex="ar" style:country-complex="SA"/>
    </style:style>
    <style:style style:name="P9" style:family="paragraph" style:parent-style-name="Standard">
      <style:paragraph-properties fo:margin-left="0cm" fo:margin-right="0.109cm" fo:margin-top="0cm" fo:margin-bottom="0cm" style:contextual-spacing="false" fo:line-height="108%" fo:text-align="center" style:justify-single-word="false" fo:orphans="2" fo:widows="2" fo:text-indent="0cm" style:auto-text-indent="false"/>
      <style:text-properties fo:font-size="11pt" fo:language="sv" fo:country="SE" officeooo:rsid="001908fd" officeooo:paragraph-rsid="001a4b51" style:letter-kerning="false" style:font-size-asian="11pt" style:language-asian="sv" style:country-asian="SE" style:font-size-complex="11pt" style:language-complex="ar" style:country-complex="SA"/>
    </style:style>
    <style:style style:name="P10" style:family="paragraph" style:parent-style-name="Standard">
      <style:paragraph-properties fo:margin-left="0cm" fo:margin-right="0.009cm" fo:margin-top="0cm" fo:margin-bottom="0cm" style:contextual-spacing="false" fo:line-height="108%" fo:text-align="center" style:justify-single-word="false" fo:orphans="2" fo:widows="2" fo:text-indent="0cm" style:auto-text-indent="false"/>
      <style:text-properties fo:font-size="11pt" fo:language="sv" fo:country="SE" fo:font-weight="bold" style:letter-kerning="false" style:font-size-asian="11pt" style:language-asian="sv" style:country-asian="SE" style:font-weight-asian="bold" style:font-size-complex="11pt" style:language-complex="ar" style:country-complex="SA"/>
    </style:style>
    <style:style style:name="P11" style:family="paragraph" style:parent-style-name="Standard">
      <style:paragraph-properties fo:margin-left="0cm" fo:margin-right="0.125cm" fo:margin-top="0cm" fo:margin-bottom="0cm" style:contextual-spacing="false" fo:line-height="108%" fo:text-align="center" style:justify-single-word="false" fo:orphans="2" fo:widows="2" fo:text-indent="0cm" style:auto-text-indent="false"/>
      <style:text-properties fo:font-size="11pt" fo:language="sv" fo:country="SE" fo:font-weight="bold" style:letter-kerning="false" style:font-size-asian="11pt" style:language-asian="sv" style:country-asian="SE" style:font-weight-asian="bold" style:font-size-complex="11pt" style:language-complex="ar" style:country-complex="SA"/>
    </style:style>
    <style:style style:name="P12" style:family="paragraph" style:parent-style-name="Standard">
      <style:paragraph-properties fo:margin-left="0cm" fo:margin-right="0.093cm" fo:margin-top="0cm" fo:margin-bottom="0cm" style:contextual-spacing="false" fo:line-height="108%" fo:text-align="center" style:justify-single-word="false" fo:orphans="2" fo:widows="2" fo:text-indent="0cm" style:auto-text-indent="false"/>
      <style:text-properties fo:font-size="11pt" fo:language="sv" fo:country="SE" fo:font-weight="bold" style:letter-kerning="false" style:font-size-asian="11pt" style:language-asian="sv" style:country-asian="SE" style:font-weight-asian="bold" style:font-size-complex="11pt" style:language-complex="ar" style:country-complex="SA"/>
    </style:style>
    <style:style style:name="P13" style:family="paragraph" style:parent-style-name="Standard">
      <style:paragraph-properties fo:margin-left="0cm" fo:margin-right="0cm" fo:margin-top="0cm" fo:margin-bottom="0cm" style:contextual-spacing="false" fo:line-height="108%" fo:text-align="justify" style:justify-single-word="false" fo:orphans="2" fo:widows="2" fo:text-indent="0cm" style:auto-text-indent="false"/>
      <style:text-properties fo:font-size="11pt" fo:language="sv" fo:country="SE" fo:font-weight="bold" style:letter-kerning="false" style:font-size-asian="11pt" style:language-asian="sv" style:country-asian="SE" style:font-weight-asian="bold" style:font-size-complex="11pt" style:language-complex="ar" style:country-complex="SA"/>
    </style:style>
    <style:style style:name="P14" style:family="paragraph" style:parent-style-name="Standard">
      <style:paragraph-properties fo:margin-left="0cm" fo:margin-right="0.093cm" fo:margin-top="0cm" fo:margin-bottom="0cm" style:contextual-spacing="false" fo:line-height="108%" fo:text-align="start" style:justify-single-word="false" fo:orphans="2" fo:widows="2" fo:text-indent="0cm" style:auto-text-indent="false"/>
      <style:text-properties fo:font-size="11pt" fo:language="sv" fo:country="SE" fo:font-weight="normal" officeooo:rsid="001a4b51" officeooo:paragraph-rsid="001a4b51" style:letter-kerning="false" style:font-size-asian="11pt" style:language-asian="sv" style:country-asian="SE" style:font-weight-asian="normal" style:font-size-complex="11pt" style:language-complex="ar" style:country-complex="SA" style:font-weight-complex="normal"/>
    </style:style>
    <style:style style:name="P15" style:family="paragraph" style:parent-style-name="Standard">
      <style:paragraph-properties fo:margin-left="0cm" fo:margin-right="0cm" fo:text-indent="0cm" style:auto-text-indent="false"/>
      <style:text-properties officeooo:rsid="001826e1" officeooo:paragraph-rsid="001826e1"/>
    </style:style>
    <style:style style:name="P16" style:family="paragraph" style:parent-style-name="Standard">
      <style:text-properties officeooo:rsid="001826e1" officeooo:paragraph-rsid="001826e1"/>
    </style:style>
    <style:style style:name="P17" style:family="paragraph" style:parent-style-name="Standard">
      <style:paragraph-properties fo:margin-left="0cm" fo:margin-right="0cm" fo:margin-top="0cm" fo:margin-bottom="0.021cm" style:contextual-spacing="false" fo:line-height="108%" fo:text-align="justify" style:justify-single-word="false" fo:text-indent="0cm" style:auto-text-indent="false"/>
      <style:text-properties officeooo:rsid="001826e1" officeooo:paragraph-rsid="001826e1"/>
    </style:style>
    <style:style style:name="P18" style:family="paragraph" style:parent-style-name="Standard">
      <style:paragraph-properties fo:margin-left="0cm" fo:margin-right="0cm" fo:margin-top="0cm" fo:margin-bottom="0.021cm" style:contextual-spacing="false" fo:line-height="108%" fo:text-indent="0cm" style:auto-text-indent="false"/>
      <style:text-properties officeooo:rsid="001826e1" officeooo:paragraph-rsid="001826e1"/>
    </style:style>
    <style:style style:name="P19" style:family="paragraph" style:parent-style-name="Standard">
      <style:paragraph-properties fo:margin-left="0cm" fo:margin-right="0cm" fo:margin-top="0cm" fo:margin-bottom="0.021cm" style:contextual-spacing="false" fo:line-height="108%" fo:text-indent="0cm" style:auto-text-indent="false"/>
      <style:text-properties fo:font-style="normal" officeooo:rsid="001826e1" officeooo:paragraph-rsid="001826e1" style:font-style-asian="normal" style:font-style-complex="normal"/>
    </style:style>
    <style:style style:name="P20"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color="#c9211e" loext:opacity="100%" fo:font-size="11pt" fo:language="sv" fo:country="SE" officeooo:rsid="001908fd" officeooo:paragraph-rsid="001908fd" style:letter-kerning="false" style:font-size-asian="11pt" style:language-asian="sv" style:country-asian="SE" style:font-size-complex="11pt" style:language-complex="ar" style:country-complex="SA"/>
    </style:style>
    <style:style style:name="P21" style:family="paragraph" style:parent-style-name="Heading_20_1">
      <style:paragraph-properties fo:margin-left="-0.009cm" fo:margin-right="0cm" fo:text-indent="-0.018cm" style:auto-text-indent="false"/>
    </style:style>
    <style:style style:name="P22" style:family="paragraph" style:parent-style-name="Standard">
      <style:paragraph-properties fo:margin-left="0cm" fo:margin-right="0cm" fo:margin-top="0cm" fo:margin-bottom="0.021cm" style:contextual-spacing="false" fo:line-height="108%" fo:text-indent="0cm" style:auto-text-indent="false"/>
    </style:style>
    <style:style style:name="P23" style:family="paragraph" style:parent-style-name="Standard">
      <style:paragraph-properties fo:margin-left="0cm" fo:margin-right="0cm" fo:margin-top="0cm" fo:margin-bottom="0.021cm" style:contextual-spacing="false" fo:line-height="108%" fo:text-indent="0cm" style:auto-text-indent="false"/>
      <style:text-properties fo:font-weight="bold" style:font-weight-asian="bold" style:font-weight-complex="bold"/>
    </style:style>
    <style:style style:name="P24" style:family="paragraph" style:parent-style-name="Standard">
      <style:paragraph-properties fo:margin-left="0cm" fo:margin-right="0.132cm" fo:margin-top="0cm" fo:margin-bottom="0cm" style:contextual-spacing="false" fo:line-height="108%" fo:text-align="center" style:justify-single-word="false" fo:orphans="2" fo:widows="2" fo:text-indent="0cm" style:auto-text-indent="false"/>
      <style:text-properties fo:font-size="11pt" fo:language="sv" fo:country="SE" fo:font-weight="bold" officeooo:paragraph-rsid="001dd486" style:letter-kerning="false" style:font-size-asian="11pt" style:language-asian="sv" style:country-asian="SE" style:font-weight-asian="bold" style:font-size-complex="11pt" style:language-complex="ar" style:country-complex="SA"/>
    </style:style>
    <style:style style:name="P25"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font-size="11pt" fo:language="sv" fo:country="SE" officeooo:rsid="001908fd" officeooo:paragraph-rsid="001908fd" style:letter-kerning="false" style:font-size-asian="11pt" style:language-asian="sv" style:country-asian="SE" style:font-size-complex="11pt" style:language-complex="ar" style:country-complex="SA"/>
    </style:style>
    <style:style style:name="P26" style:family="paragraph" style:parent-style-name="Standard">
      <style:paragraph-properties fo:margin-left="-0.009cm" fo:margin-right="0cm" fo:text-indent="-0.018cm" style:auto-text-indent="false"/>
    </style:style>
    <style:style style:name="T1" style:family="text">
      <style:text-properties fo:font-size="11pt" fo:font-weight="normal" style:font-size-asian="11pt" style:font-weight-asian="normal"/>
    </style:style>
    <style:style style:name="T2" style:family="text">
      <style:text-properties fo:language="en" fo:country="US" fo:font-weight="bold" officeooo:rsid="001908fd" style:font-weight-asian="bold"/>
    </style:style>
    <style:style style:name="T3" style:family="text">
      <style:text-properties fo:language="sv" fo:country="SE" fo:font-weight="bold" style:font-weight-asian="bold"/>
    </style:style>
    <style:style style:name="T4" style:family="text">
      <style:text-properties fo:language="sv" fo:country="SE" fo:font-weight="bold" officeooo:rsid="001908fd" style:font-weight-asian="bold"/>
    </style:style>
    <style:style style:name="T5" style:family="text">
      <style:text-properties fo:font-style="italic" style:font-style-asian="italic" style:font-style-complex="italic"/>
    </style:style>
    <style:style style:name="T6" style:family="text">
      <style:text-properties fo:font-style="italic" officeooo:rsid="001908fd" style:font-style-asian="italic" style:font-style-complex="italic"/>
    </style:style>
    <style:style style:name="T7" style:family="text">
      <style:text-properties fo:font-style="italic" style:text-underline-style="none" officeooo:rsid="001d16c9"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908fd" style:font-style-asian="normal" style:font-style-complex="normal"/>
    </style:style>
    <style:style style:name="T10" style:family="text">
      <style:text-properties officeooo:rsid="001908fd"/>
    </style:style>
    <style:style style:name="T11" style:family="text">
      <style:text-properties officeooo:rsid="001a4b51"/>
    </style:style>
    <style:style style:name="T12" style:family="text">
      <style:text-properties officeooo:rsid="001c21a7"/>
    </style:style>
    <style:style style:name="T13" style:family="text">
      <style:text-properties officeooo:rsid="001cbd36"/>
    </style:style>
    <style:style style:name="T14" style:family="text">
      <style:text-properties officeooo:rsid="001d16c9"/>
    </style:style>
    <style:style style:name="T15" style:family="text">
      <style:text-properties style:text-underline-style="solid" style:text-underline-width="auto" style:text-underline-color="font-color" officeooo:rsid="001d16c9"/>
    </style:style>
    <style:style style:name="T16" style:family="text">
      <style:text-properties style:text-underline-style="none" officeooo:rsid="001d16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ruppens medlemmar</text:h>
      <text:p text:style-name="P15">Thomas Krut</text:p>
      <text:h text:style-name="P1" text:outline-level="1"/>
      <text:p text:style-name="Standard"/>
      <text:h text:style-name="P1" text:outline-level="1">Inledning</text:h>
      <text:p text:style-name="P16">CQRS (Command and Query Resposibility Segregation) <text:span text:style-name="T13">med Event Sourcing </text:span>som designmönster för microservices-arkitektur</text:p>
      <text:h text:style-name="P1" text:outline-level="1"/>
      <text:h text:style-name="P1" text:outline-level="1"/>
      <text:h text:style-name="P1" text:outline-level="1">Marknadsanalys </text:h>
      <text:p text:style-name="Standard"/>
      <text:p text:style-name="P23"><text:s/>-Hur ser marknadens användande ut med den valda tekniken?</text:p>
      <text:p text:style-name="P2"/>
      <text:p text:style-name="P17">Enligt JetBrains <text:span text:style-name="T5">State of Developer Ecosystem</text:span><text:span text:style-name="T5"><text:note text:id="ftn1" text:note-class="footnote"><text:note-citation>1</text:note-citation><text:note-body><text:p text:style-name="Footnote">https://www.jetbrains.com/lp/devecosystem-2023/</text:p></text:note-body></text:note></text:span><text:span text:style-name="T8"> rapporterar 34% av tillfrågade utvecklare att de jobbar med microservices. Av dessa uppger 12% att de använder CQRS som designmönster. Detta är en ökning med 3% under de senaste tre åren enligt samma undersökning. Vid en snabb genomsökning av tjugotalet jobbannonser inom utveckling på LinkedIn nämns microservices i runt hälften, och CQRS i två.</text:span></text:p>
      <text:p text:style-name="P19"/>
      <text:p text:style-name="P23">- Hur används denna teknik i dagens marknad?</text:p>
      <text:p text:style-name="P2"/>
      <text:p text:style-name="P17">CQRS är en teknik för att separera läsning (<text:span text:style-name="T5">Query) </text:span>och skrivning (<text:span text:style-name="T5">Command) </text:span>av data i applikationer med komplexa datamodeller. Man modellerar då domänen på olika sätt för läsning och skrivning, till skillnad från en enkel CRUD-modell där alla operationer sker mot en gemensam modell. CQRS är lämpligt att använda när en gemensam datamodell blir svår att hantera och förstå, <text:span text:style-name="T10">och även i fall där services för läsning och skrivning behöva kunna skala oberoende av varandra. </text:span>Tekniken används ofta i eventdriven arkitektur, där skrivning/uppdaterad data<text:span text:style-name="T8"> </text:span>ger upphov till events som i sin tur uppdaterar representationerna (<text:span text:style-name="T5">read models</text:span>) av datan. <text:span text:style-name="T10">Ofta används även en </text:span><text:span text:style-name="T6">event store</text:span><text:span text:style-name="T9"> istället för en traditionell databas, vilket innebär att data sparas som en log av händelser och där man får current state genom att ”spela upp” alla events.</text:span></text:p>
      <text:p text:style-name="P18"/>
      <text:p text:style-name="P23">- Vilka är de största företagen eller organisationerna som använder denna teknik?</text:p>
      <text:p text:style-name="P2"/>
      <text:p text:style-name="P17">CQRS används ofta för mindre delar av system och inte för övergripande arkitektur. Det är definitivt inte ett mönster som går att tillämpa på alla problemområden; tvärtom bör det noga övervägas och bara implementeras där det inte introducerar onödig komplexitet. Jag har inte lyckats hitta några specifika exempel på stora företag eller organisationer som använder just CQRS men då microserviceslösningar är såpass vanliga förekommer det rimligtvis med en viss frekvens. <text:span text:style-name="T10">Enligt Greg Young, mannen bakom begreppen CQRS, är tekniken vanligt förekommande inom finans och gambling</text:span><text:span text:style-name="T10"><text:note text:id="ftn2" text:note-class="footnote"><text:note-citation>2</text:note-citation><text:note-body><text:p text:style-name="Footnote">https://www.youtube.com/watch?v=Q97BWNCkBt8</text:p></text:note-body></text:note></text:span><text:span text:style-name="T10">. </text:span><text:span text:style-name="T14">Även event sourcing används ofta i sammanhang där pengar och kassaflöden hanteras, då man enkelt kan spåra orsaken till ändringar (</text:span><text:span text:style-name="T7">audit trail)</text:span></text:p>
      <text:p text:style-name="P2"/>
      <text:p text:style-name="P2"/>
      <text:p text:style-name="P2"/>
      <text:p text:style-name="P23"><text:soft-page-break/>- Finns det några framtida trender eller förutsägelser relaterade till denna teknik?</text:p>
      <text:p text:style-name="P2"/>
      <text:p text:style-name="P17">Microservices har varit på uppgång ett tag men också kommit att ifrågasättas som universallösning. En del större aktörer som Amazon Prime fått stor uppmärksamhet när de gått tillbaka till en motolitlösning och sparat miljardbelopp på sänkta driftskostnader<text:note text:id="ftn3" text:note-class="footnote"><text:note-citation>3</text:note-citation><text:note-body><text:p text:style-name="Footnote">https://www.infoq.com/news/2023/05/prime-ec2-ecs-saves-costs/</text:p></text:note-body></text:note>. Kurvan för just trenden har nog planat ut. Dock är det ett faktum att microtjänster löser många problem med skalbarhet, tillgänglighet och flexibilitet och att den i många fall utgör rätt val av teknik. Val av designmönster är nästa steg och även där måste det handla om ett noga övervägt beslut. CQRS kommer behövas så länge det finns komplexa datamodeller som kan vinna på en uppdelning mellan läsning och skrivning.</text:p>
      <text:p text:style-name="P2"/>
      <text:h text:style-name="P21" text:outline-level="1">Tidsplan<text:span text:style-name="T1"> </text:span></text:h>
      <text:p text:style-name="P26"><text:span text:style-name="T1"/></text:p>
      <text:p text:style-name="P26"><text:span text:style-name="T1"/></text:p>
      <table:table table:name="Tabell1" table:style-name="Tabell1">
        <table:table-column table:style-name="Tabell1.A"/>
        <table:table-column table:style-name="Tabell1.B"/>
        <table:table-row table:style-name="Tabell1.1">
          <table:table-cell table:style-name="Tabell1.A1" office:value-type="string">
            <text:p text:style-name="P11">TASKS </text:p>
          </table:table-cell>
          <table:table-cell table:style-name="Tabell1.A1" office:value-type="string">
            <text:p text:style-name="P13">TIDSESTIMERING </text:p>
          </table:table-cell>
        </table:table-row>
        <table:table-row table:style-name="Tabell1.2">
          <table:table-cell table:style-name="Tabell1.A1" office:value-type="string">
            <text:p text:style-name="P5"><text:span text:style-name="T3">VECKA </text:span><text:span text:style-name="T4">52</text:span></text:p>
          </table:table-cell>
          <table:table-cell table:style-name="Tabell1.A1" office:value-type="string">
            <text:p text:style-name="P10"><text:s/></text:p>
          </table:table-cell>
        </table:table-row>
        <table:table-row table:style-name="Tabell1.3">
          <table:table-cell table:style-name="Tabell1.A1" office:value-type="string">
            <text:p text:style-name="P7">Läs på om design patterns inom Microservices</text:p>
          </table:table-cell>
          <table:table-cell table:style-name="Tabell1.A1" office:value-type="string">
            <text:p text:style-name="P8">8h</text:p>
          </table:table-cell>
        </table:table-row>
        <table:table-row table:style-name="Tabell1.3">
          <table:table-cell table:style-name="Tabell1.A1" office:value-type="string">
            <text:p text:style-name="P7">Lyssna på podcasts med Greg Young</text:p>
            <text:p text:style-name="P7">Läs artiklar av Martin Fowler</text:p>
            <text:p text:style-name="P7">Få koll på begrepp som DDD, event store, event sourcing, saga pattern, CQRS</text:p>
          </table:table-cell>
          <table:table-cell table:style-name="Tabell1.A1" office:value-type="string">
            <text:p text:style-name="P8">8h</text:p>
          </table:table-cell>
        </table:table-row>
        <table:table-row table:style-name="Tabell1.3">
          <table:table-cell table:style-name="Tabell1.A1" office:value-type="string">
            <text:p text:style-name="P7">Läs på om CQRS, gör marknadsanalys, skriv resterande tidsplan</text:p>
          </table:table-cell>
          <table:table-cell table:style-name="Tabell1.A1" office:value-type="string">
            <text:p text:style-name="P8">8h</text:p>
          </table:table-cell>
        </table:table-row>
        <table:table-row table:style-name="Tabell1.6">
          <table:table-cell table:style-name="Tabell1.A1" office:value-type="string">
            <text:p text:style-name="P5"><text:span text:style-name="T3">VECKA </text:span><text:span text:style-name="T2">01</text:span></text:p>
          </table:table-cell>
          <table:table-cell table:style-name="Tabell1.A1" office:value-type="string">
            <text:p text:style-name="P10"><text:s/></text:p>
          </table:table-cell>
        </table:table-row>
        <table:table-row table:style-name="Tabell1.7">
          <table:table-cell table:style-name="Tabell1.A1" office:value-type="string">
            <text:p text:style-name="P20">Nyårsdagen</text:p>
          </table:table-cell>
          <table:table-cell table:style-name="Tabell1.A1" office:value-type="string">
            <text:p text:style-name="P6"/>
          </table:table-cell>
        </table:table-row>
        <table:table-row table:style-name="Tabell1.7">
          <table:table-cell table:style-name="Tabell1.A8" office:value-type="string">
            <text:p text:style-name="P7">Läs på om domain driven design och ’bounded context’.</text:p>
            <text:p text:style-name="P7">Läs på om relevanta use cases för CQRS.</text:p>
          </table:table-cell>
          <table:table-cell table:style-name="Tabell1.A8" office:value-type="string">
            <text:p text:style-name="P8">4h</text:p>
            <text:p text:style-name="P8">4h</text:p>
          </table:table-cell>
        </table:table-row>
        <table:table-row table:style-name="Tabell1.7">
          <table:table-cell table:style-name="Tabell1.A8" office:value-type="string">
            <text:p text:style-name="P7">Hitta relevant domän/datamodell att implementera mönstret på.</text:p>
            <text:p text:style-name="P7">Gör ett enkelt ERD-diagram eller liknande.</text:p>
            <text:p text:style-name="P7">Bestäm use case för applikationen.</text:p>
            <text:p text:style-name="P7">Skriv en kravspec.</text:p>
          </table:table-cell>
          <table:table-cell table:style-name="Tabell1.A8" office:value-type="string">
            <text:p text:style-name="P8">5h</text:p>
            <text:p text:style-name="P8">1h</text:p>
            <text:p text:style-name="P8">1h</text:p>
            <text:p text:style-name="P8">2h</text:p>
          </table:table-cell>
        </table:table-row>
        <table:table-row table:style-name="Tabell1.10">
          <table:table-cell table:style-name="Tabell1.A1" office:value-type="string">
            <text:p text:style-name="P7">Leta upp olika exempel på implementationer av CQRS med/utan event sourcing. Försök hitta en modell att utgå från, eller kombinera flera.</text:p>
            <text:p text:style-name="P7">Rita upp ett schema över microservices och relevanta events för applikationen.</text:p>
          </table:table-cell>
          <table:table-cell table:style-name="Tabell1.A1" office:value-type="string">
            <text:p text:style-name="P8">6h</text:p>
            <text:p text:style-name="P8">2h</text:p>
          </table:table-cell>
        </table:table-row>
        <table:table-row table:style-name="Tabell1.7">
          <table:table-cell table:style-name="Tabell1.A1" office:value-type="string">
            <text:p text:style-name="P7">Välj message broker (RabbitMQ, Kafka, Nats). Ej huvudfokus i projektet så bör vara lätt att sätta upp och komma in i.</text:p>
            <text:p text:style-name="P7">Välj databas för event store. SQL eller dedikerad databas (EventstoreDB)?</text:p>
            <text:p text:style-name="P7">Titta på klientbibliotek för broker och databas och välj språk att skriva microservices i.</text:p>
          </table:table-cell>
          <table:table-cell table:style-name="Tabell1.A1" office:value-type="string">
            <text:p text:style-name="P8">3h</text:p>
            <text:p text:style-name="P8"/>
            <text:p text:style-name="P8">2h</text:p>
            <text:p text:style-name="P8">3h</text:p>
          </table:table-cell>
        </table:table-row>
        <text:soft-page-break/>
        <table:table-row table:style-name="Tabell1.12">
          <table:table-cell table:style-name="Tabell1.A1" office:value-type="string">
            <text:p text:style-name="P24">VECKA <text:span text:style-name="T10">02</text:span> </text:p>
          </table:table-cell>
          <table:table-cell table:style-name="Tabell1.A1" office:value-type="string">
            <text:p text:style-name="P10"><text:s/></text:p>
          </table:table-cell>
        </table:table-row>
        <table:table-row table:style-name="Tabell1.13">
          <table:table-cell table:style-name="Tabell1.A1" office:value-type="string">
            <text:p text:style-name="P7">Implementation av mikroservice<text:span text:style-name="T12">s</text:span> för skrivning till event store</text:p>
            <text:p text:style-name="P7">Docker compose för service och databas + volume.</text:p>
          </table:table-cell>
          <table:table-cell table:style-name="Tabell1.A1" office:value-type="string">
            <text:p text:style-name="P8">7h</text:p>
            <text:p text:style-name="P8">1h</text:p>
          </table:table-cell>
        </table:table-row>
        <table:table-row table:style-name="Tabell1.13">
          <table:table-cell table:style-name="Tabell1.A8" office:value-type="string">
            <text:p text:style-name="P7">API endpoints för skrivning av data.</text:p>
            <text:p text:style-name="P7">Setup av message broker för att hantera events vid skrivning av data.</text:p>
          </table:table-cell>
          <table:table-cell table:style-name="Tabell1.A8" office:value-type="string">
            <text:p text:style-name="P8">4h</text:p>
            <text:p text:style-name="P8">4h</text:p>
          </table:table-cell>
        </table:table-row>
        <table:table-row table:style-name="Tabell1.13">
          <table:table-cell table:style-name="Tabell1.A8" office:value-type="string">
            <text:p text:style-name="P7">Läs på om read models och projections. Eventuellt val av en eller flera databaser för detta.</text:p>
            <text:p text:style-name="P7">Börja implementera projector/read models</text:p>
          </table:table-cell>
          <table:table-cell table:style-name="Tabell1.A8" office:value-type="string">
            <text:p text:style-name="P8">4h</text:p>
            <text:p text:style-name="P8">4h</text:p>
          </table:table-cell>
        </table:table-row>
        <table:table-row table:style-name="Tabell1.13">
          <table:table-cell table:style-name="Tabell1.A1" office:value-type="string">
            <text:p text:style-name="P7">Fortsätt implementera projector/read models.</text:p>
            <text:p text:style-name="P7">API endpoint för queries/läsning av data</text:p>
          </table:table-cell>
          <table:table-cell table:style-name="Tabell1.A1" office:value-type="string">
            <text:p text:style-name="P8">4h</text:p>
            <text:p text:style-name="P8">4h</text:p>
          </table:table-cell>
        </table:table-row>
        <table:table-row table:style-name="Tabell1.13">
          <table:table-cell table:style-name="Tabell1.A1" office:value-type="string">
            <text:p text:style-name="P7">Enhetstester i den mån de saknas.</text:p>
            <text:p text:style-name="P7">Manuella tester med postman för att säkerställa funktionalitet av befintliga komponenter.</text:p>
          </table:table-cell>
          <table:table-cell table:style-name="Tabell1.A1" office:value-type="string">
            <text:p text:style-name="P8">6h</text:p>
            <text:p text:style-name="P8">2h</text:p>
          </table:table-cell>
        </table:table-row>
        <table:table-row table:style-name="Tabell1.6">
          <table:table-cell table:style-name="Tabell1.A1" office:value-type="string">
            <text:p text:style-name="P12">VECKA <text:span text:style-name="T10">03</text:span></text:p>
          </table:table-cell>
          <table:table-cell table:style-name="Tabell1.A1" office:value-type="string">
            <text:p text:style-name="P10"><text:s/></text:p>
          </table:table-cell>
        </table:table-row>
        <table:table-row table:style-name="Tabell1.19">
          <table:table-cell table:style-name="Tabell1.A1" office:value-type="string">
            <text:p text:style-name="P14">I mån av tid, enkelt frontend i Vue.js för att create/update samt representation av read model</text:p>
          </table:table-cell>
          <table:table-cell table:style-name="Tabell1.A1" office:value-type="string">
            <text:p text:style-name="P9"><text:span text:style-name="T11">8</text:span>h</text:p>
          </table:table-cell>
        </table:table-row>
        <table:table-row table:style-name="Tabell1.19">
          <table:table-cell table:style-name="Tabell1.A8" office:value-type="string">
            <text:p text:style-name="P14">I mån av tid, deployment till något moln för demo vid redovisning</text:p>
          </table:table-cell>
          <table:table-cell table:style-name="Tabell1.A8" office:value-type="string">
            <text:p text:style-name="P9"><text:span text:style-name="T11">8</text:span>h</text:p>
          </table:table-cell>
        </table:table-row>
        <table:table-row table:style-name="Tabell1.19">
          <table:table-cell table:style-name="Tabell1.A8" office:value-type="string">
            <text:p text:style-name="P14">Sammanställ slutrapport</text:p>
          </table:table-cell>
          <table:table-cell table:style-name="Tabell1.A8" office:value-type="string">
            <text:p text:style-name="P9"><text:span text:style-name="T11">8</text:span>h</text:p>
          </table:table-cell>
        </table:table-row>
        <table:table-row table:style-name="Tabell1.22">
          <table:table-cell table:style-name="Tabell1.A1" office:value-type="string">
            <text:p text:style-name="Standard">Inlämning av slutrapport</text:p>
          </table:table-cell>
          <table:table-cell table:style-name="Tabell1.A1" office:value-type="string">
            <text:p text:style-name="P10"/>
          </table:table-cell>
        </table:table-row>
        <table:table-row table:style-name="Tabell1.23">
          <table:table-cell table:style-name="Tabell1.A1" office:value-type="string">
            <text:p text:style-name="Standard">Redovisning</text:p>
          </table:table-cell>
          <table:table-cell table:style-name="Tabell1.A1" office:value-type="string">
            <text:p text:style-name="P10"/>
          </table:table-cell>
        </table:table-row>
      </table:table>
      <text:p text:style-name="P2"><text:s/></text:p>
      <text:p text:style-name="P4"><text:s/></text:p>
      <text:p text:style-name="P2"><text:s/></text:p>
      <text:p text:style-name="P4"><text:s/></text:p>
      <text:p text:style-name="P2"><text:s/></text:p>
      <text:p text:style-name="P2"><text:s/></text:p>
      <text:p text:style-name="P2"><text:s/></text:p>
      <text:p text:style-name="P3"><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othicE" svg:font-family="Gothic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sv" fo:country="SE" style:letter-kerning="false" style:font-name-asian="Segoe UI" style:font-size-asian="11pt" style:language-asian="sv" style:country-asian="SE"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cm" fo:margin-top="0cm" fo:margin-bottom="0.009cm" style:contextual-spacing="false" fo:line-height="113%" fo:text-align="start" style:justify-single-word="false" fo:orphans="2" fo:widows="2" fo:text-indent="-0.018cm" style:auto-text-indent="false" style:writing-mode="lr-tb"/>
      <style:text-properties fo:color="#000000"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next-style-name="Standard" loext:linked-style-name="Rubrik_20_1_20_Char" style:default-outline-level="1" style:list-style-name="" style:class="text">
      <style:paragraph-properties fo:margin-left="0.018cm" fo:margin-right="0cm" fo:margin-top="0cm" fo:margin-bottom="0.007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Rubrik_20_1_20_Char" style:display-name="Rubrik 1 Char" style:family="text">
      <style:text-properties fo:color="#000000" loext:opacity="100%"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GothicE" style:font-family-asian="GothicE" style:font-family-generic-asian="system" style:font-pitch-asian="variable" style:font-size-asian="11pt" style:font-style-asian="normal" style:font-weight-asian="normal" style:font-name-complex="GothicE" style:font-family-complex="GothicE"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cm" loext:border="none" loext:shadow="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1.162cm"/>
        </style:list-level-properties>
        <style:text-properties fo:font-family="Gothic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2.54cm"/>
        </style:list-level-properties>
        <style:text-properties fo:font-family="Gothic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81cm"/>
        </style:list-level-properties>
        <style:text-properties fo:font-family="Gothic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08cm"/>
        </style:list-level-properties>
        <style:text-properties fo:font-family="Gothic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35cm"/>
        </style:list-level-properties>
        <style:text-properties fo:font-family="Gothic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7.62cm"/>
        </style:list-level-properties>
        <style:text-properties fo:font-family="Gothic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89cm"/>
        </style:list-level-properties>
        <style:text-properties fo:font-family="Gothic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16cm"/>
        </style:list-level-properties>
        <style:text-properties fo:font-family="Gothic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43cm"/>
        </style:list-level-properties>
        <style:text-properties fo:font-family="Gothic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259cm"/>
        </style:list-level-properties>
        <style:text-properties fo:font-family="Arial" style:font-style-name="Normal"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1.905cm"/>
        </style:list-level-properties>
        <style:text-properties fo:font-family="Arial" style:font-style-name="Normal"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175cm"/>
        </style:list-level-properties>
        <style:text-properties fo:font-family="Arial" style:font-style-name="Normal"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4.445cm"/>
        </style:list-level-properties>
        <style:text-properties fo:font-family="Arial" style:font-style-name="Normal"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5.715cm"/>
        </style:list-level-properties>
        <style:text-properties fo:font-family="Arial" style:font-style-name="Normal"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6.985cm"/>
        </style:list-level-properties>
        <style:text-properties fo:font-family="Arial" style:font-style-name="Normal"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255cm"/>
        </style:list-level-properties>
        <style:text-properties fo:font-family="Arial" style:font-style-name="Normal"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9.525cm"/>
        </style:list-level-properties>
        <style:text-properties fo:font-family="Arial" style:font-style-name="Normal"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0.795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fo:font-family="Arial" style:font-style-name="Normal"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fo:font-family="Arial" style:font-style-name="Normal"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fo:font-family="Arial" style:font-style-name="Normal"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fo:font-family="Arial" style:font-style-name="Normal"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fo:font-family="Arial" style:font-style-name="Normal"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fo:font-family="Arial" style:font-style-name="Normal"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fo:font-family="Arial" style:font-style-name="Normal"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1.304cm"/>
        </style:list-level-properties>
        <style:text-properties fo:font-family="Arial" style:font-style-name="Normal"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716cm"/>
        </style:list-level-properties>
        <style:text-properties fo:font-family="Arial" style:font-style-name="Normal"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986cm"/>
        </style:list-level-properties>
        <style:text-properties fo:font-family="Arial" style:font-style-name="Normal"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256cm"/>
        </style:list-level-properties>
        <style:text-properties fo:font-family="Arial" style:font-style-name="Normal"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526cm"/>
        </style:list-level-properties>
        <style:text-properties fo:font-family="Arial" style:font-style-name="Normal"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796cm"/>
        </style:list-level-properties>
        <style:text-properties fo:font-family="Arial" style:font-style-name="Normal"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9.066cm"/>
        </style:list-level-properties>
        <style:text-properties fo:font-family="Arial" style:font-style-name="Normal"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336cm"/>
        </style:list-level-properties>
        <style:text-properties fo:font-family="Arial" style:font-style-name="Normal"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606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margin-left="1.272cm"/>
        </style:list-level-properties>
        <style:text-properties fo:font-family="Arial" style:font-style-name="Normal"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2.713cm"/>
        </style:list-level-properties>
        <style:text-properties fo:font-family="Arial" style:font-style-name="Normal"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983cm"/>
        </style:list-level-properties>
        <style:text-properties fo:font-family="Arial" style:font-style-name="Normal"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5.253cm"/>
        </style:list-level-properties>
        <style:text-properties fo:font-family="Arial" style:font-style-name="Normal"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523cm"/>
        </style:list-level-properties>
        <style:text-properties fo:font-family="Arial" style:font-style-name="Normal"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793cm"/>
        </style:list-level-properties>
        <style:text-properties fo:font-family="Arial" style:font-style-name="Normal"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9.063cm"/>
        </style:list-level-properties>
        <style:text-properties fo:font-family="Arial" style:font-style-name="Normal"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333cm"/>
        </style:list-level-properties>
        <style:text-properties fo:font-family="Arial" style:font-style-name="Normal"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603cm"/>
        </style:list-level-properties>
        <style:text-properties fo:font-family="Arial" style:font-style-name="Normal"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26cm" fo:page-height="29.739cm" style:num-format="1" style:print-orientation="portrait" fo:margin-top="2.556cm" fo:margin-bottom="2.621cm" fo:margin-left="2.542cm" fo:margin-right="2.328cm" style:writing-mode="lr-tb" style:layout-grid-color="#c0c0c0" style:layout-grid-lines="24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Afram</meta:initial-creator>
    <meta:editing-cycles>11</meta:editing-cycles>
    <meta:creation-date>2022-11-13T17:17:00</meta:creation-date>
    <dc:date>2024-01-02T14:02:47.994713556</dc:date>
    <meta:editing-duration>PT2H34M57S</meta:editing-duration>
    <meta:generator>LibreOffice/7.3.7.2$Linux_X86_64 LibreOffice_project/30$Build-2</meta:generator>
    <meta:document-statistic meta:table-count="1" meta:image-count="0" meta:object-count="0" meta:page-count="3" meta:paragraph-count="94" meta:word-count="777" meta:character-count="5100" meta:non-whitespace-character-count="4387"/>
    <meta:user-defined meta:name="AppVersion">16.0000</meta:user-defined>
    <meta:template xlink:type="simple" xlink:actuate="onRequest" xlink:title="Normal" xlink:href=""/>
  </office:meta>
</office:document-meta>
</file>